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line-height="150%"/>
      <style:text-properties style:font-name="Monospace" fo:font-size="10pt" fo:font-weight="bold" style:font-name-asian="Monospace" style:font-size-asian="10pt" style:font-weight-asian="bold" style:font-name-complex="Monospace" style:font-size-complex="10pt" style:font-weight-complex="bold"/>
    </style:style>
    <style:style style:name="P3"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autospace="none"/>
    </style:style>
    <style:style style:name="P6"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8" style:family="paragraph" style:parent-style-name="Text_20_body">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background-color="transparent"/>
    </style:style>
    <style:style style:name="P14" style:family="paragraph" style:parent-style-name="Text_20_body">
      <style:paragraph-properties fo:background-color="transparent">
        <style:background-image/>
      </style:paragraph-properties>
      <style:text-properties fo:background-color="transparent"/>
    </style:style>
    <style:style style:name="P15" style:family="paragraph" style:parent-style-name="Heading_20_1">
      <style:paragraph-properties fo:break-before="page"/>
    </style:style>
    <style:style style:name="P16" style:family="paragraph" style:parent-style-name="Text_20_body">
      <style:paragraph-properties fo:line-height="100%" fo:background-color="#c0c0c0">
        <style:background-image/>
      </style:paragraph-properties>
      <style:text-properties style:font-name="Courier 10 Pitch" fo:font-size="11pt" fo:font-style="normal" fo:background-color="transparent" style:font-size-asian="11pt" style:font-style-asian="normal" style:font-size-complex="11pt" style:font-style-complex="normal"/>
    </style:style>
    <style:style style:name="P17" style:family="paragraph" style:parent-style-name="Standard">
      <style:paragraph-properties fo:margin-left="0cm" fo:margin-right="0cm" fo:line-height="150%" fo:text-align="start" style:justify-single-word="false" fo:text-indent="0cm" style:auto-text-indent="false" style:text-autospace="none"/>
    </style:style>
    <style:style style:name="P18"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color="#000000" fo:background-color="#ffff00"/>
    </style:style>
    <style:style style:name="P23" style:family="paragraph" style:parent-style-name="Text_20_body" style:list-style-name="L1"/>
    <style:style style:name="P24" style:family="paragraph" style:parent-style-name="Text_20_body">
      <style:paragraph-properties fo:line-height="100%" fo:background-color="#808080">
        <style:background-image/>
      </style:paragraph-properties>
      <style:text-properties fo:font-weight="normal" fo:background-color="#808080" style:font-weight-asian="normal" style:font-weight-complex="normal"/>
    </style:style>
    <style:style style:name="P25" style:family="paragraph" style:parent-style-name="Text_20_body">
      <style:paragraph-properties fo:background-color="transparent">
        <style:background-image/>
      </style:paragraph-properties>
    </style:style>
    <style:style style:name="P26" style:family="paragraph" style:parent-style-name="Text_20_body">
      <style:paragraph-properties fo:background-color="transparent">
        <style:background-image/>
      </style:paragraph-properties>
      <style:text-properties fo:font-weight="bold" style:font-weight-asian="bold" style:font-weight-complex="bold"/>
    </style:style>
    <style:style style:name="P2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005032"/>
    </style:style>
    <style:style style:name="T2" style:family="text">
      <style:text-properties fo:color="#005032" fo:font-weight="bold" style:font-weight-asian="bold" style:font-weight-complex="bold"/>
    </style:style>
    <style:style style:name="T3" style:family="text">
      <style:text-properties fo:color="#005032" style:font-name="Monospace" fo:font-size="10pt" style:font-name-asian="Monospace" style:font-size-asian="10pt" style:font-name-complex="Monospace" style:font-size-complex="10pt"/>
    </style:style>
    <style:style style:name="T4" style:family="text">
      <style:text-properties fo:color="#005032" style:font-name="Monospace" fo:font-size="10pt" fo:background-color="transparent" style:font-name-asian="Monospace" style:font-size-asian="10pt" style:font-name-complex="Monospace" style:font-size-complex="10pt"/>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fo:color="#000000" style:font-name="Monospace" fo:font-size="10pt" fo:font-weight="bold" fo:background-color="transparent" style:font-name-asian="Monospace" style:font-size-asian="10pt" style:font-weight-asian="bold" style:font-name-complex="Monospace" style:font-size-complex="10pt" style:font-weight-complex="bold"/>
    </style:style>
    <style:style style:name="T10" style:family="text">
      <style:text-properties fo:color="#000000" style:font-name="Monospace" fo:font-size="10pt" fo:background-color="transparent" style:font-name-asian="Monospace" style:font-size-asian="10pt" style:font-name-complex="Monospace" style:font-size-complex="10pt"/>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7f0055" style:font-name="Monospace" fo:font-size="10pt" fo:font-weight="bold" fo:background-color="transparent" style:font-name-asian="Monospace" style:font-size-asian="10pt" style:font-weight-asian="bold" style:font-name-complex="Monospace" style:font-size-complex="10pt" style:font-weight-complex="bold"/>
    </style:style>
    <style:style style:name="T15" style:family="text">
      <style:text-properties fo:color="#2a00ff"/>
    </style:style>
    <style:style style:name="T16" style:family="text">
      <style:text-properties fo:color="#0000c0"/>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background-color="transparent"/>
    </style:style>
    <style:style style:name="T21" style:family="text">
      <style:text-properties style:font-name="Courier 10 Pitch" fo:font-size="11pt" fo:background-color="#c0c0c0" style:font-size-asian="11pt" style:font-size-complex="11pt"/>
    </style:style>
    <style:style style:name="T22" style:family="text">
      <style:text-properties fo:color="#008000" style:font-name="Monospace" fo:font-size="10pt" style:font-name-asian="Monospace" style:font-size-asian="10pt" style:font-name-complex="Monospace" style:font-size-complex="10pt"/>
    </style:style>
    <style:style style:name="T23" style:family="text">
      <style:text-properties fo:color="#008000" style:font-name="Monospace" fo:font-size="10pt" fo:background-color="transparent" style:font-name-asian="Monospace" style:font-size-asian="10pt" style:font-name-complex="Monospace" style:font-size-complex="10pt"/>
    </style:style>
    <style:style style:name="T24" style:family="text">
      <style:text-properties style:font-name="Monospace" style:font-name-asian="Monospace" style:font-name-complex="Monospace"/>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Utilisation de scripts dans Tuli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Table des matières</text:p>
          </text:index-title>
          <text:p text:style-name="P29">Accès à l'éditeur de script<text:tab/>3</text:p>
          <text:p text:style-name="P29">Fonctions utilisables par le script<text:tab/>3</text:p>
          <text:p text:style-name="P29">Exemple d'utilisation<text:tab/>6</text:p>
          <text:p text:style-name="P29">Limites du script<text:tab/>6</text:p>
          <text:p text:style-name="P29">Conversion du script en plugin C++<text:tab/>7</text:p>
          <text:p text:style-name="P29">Limites de la conversion du script en C++<text:tab/>7</text:p>
          <text:p text:style-name="P29">Utilisation de classes JAVA en plugin<text:tab/>8</text:p>
        </text:index-body>
      </text:table-of-content>
      <text:h text:style-name="Heading_20_1" text:outline-level="1"/>
      <text:h text:style-name="P15" text:outline-level="1">Accès à l'éditeur de script</text:h>
      <text:p text:style-name="Text_20_body"/>
      <text:p text:style-name="Text_20_body">Dans Tulip, il est possible d'accéder d'ouvrir l'éditeur de script via le menu <text:span text:style-name="T17">View / Script Editor</text:span></text:p>
      <text:p text:style-name="P12">L'exécution du script saisi s'effectue via le bouton « Exécuter » situé en bas de la fenêtre de l'éditeur.</text:p>
      <text:p text:style-name="P12">Dans l'éventualité d'une erreur lors de l'exécution du script, le message d'erreur est affiché entre la zone de saisie du script et le bouton « Exécuter ».</text:p>
      <text:p text:style-name="P12"/>
      <text:p text:style-name="Text_20_body"><text:span text:style-name="T18">L'utilisation de l'éditeur de script nécessite la présence de la bibliothèque </text:span><text:span text:style-name="T19">libEditor-3.1.2.so</text:span><text:span text:style-name="T18"> dans le répertoire </text:span><text:span text:style-name="T19">lib/tlp </text:span><text:span text:style-name="T18">de Tulip.</text:span></text:p>
      <text:p text:style-name="P12"/>
      <text:h text:style-name="Heading_20_1" text:outline-level="1">Fonctions utilisables par le script</text:h>
      <text:p text:style-name="Text_20_body"/>
      <text:p text:style-name="P11">Méthodes concernant Graph:</text:p>
      <text:p text:style-name="Text_20_body">Pour des besoins de redéfinition ou d'ajout de fonctionnalité, les fonctions de Tulip utilisables via le script sont définies dans le fichier QGraph.h.</text:p>
      <text:p text:style-name="Text_20_body"/>
      <text:p text:style-name="P11">Méthodes concernant les properties:</text:p>
      <text:p text:style-name="P21">Ces méthodes sont définies dans les fichier .h des properties de notre surcouche QT, à savoir :</text:p>
      <text:p text:style-name="P21">QbooleanProperty.h</text:p>
      <text:p text:style-name="P21">QcolorProperty.h</text:p>
      <text:p text:style-name="P21">QdoubleProperty.h</text:p>
      <text:p text:style-name="P21">QgraphProperty.h</text:p>
      <text:p text:style-name="P21">QintegerProperty.h</text:p>
      <text:p text:style-name="P21">QlayoutProperty.h</text:p>
      <text:p text:style-name="P21">Qproperty.h</text:p>
      <text:p text:style-name="P21">QsizeProperty.h</text:p>
      <text:p text:style-name="P21">QstringProperty.h</text:p>
      <text:p text:style-name="P21"/>
      <text:p text:style-name="P22">De façon à être utilisables par le script, toutes les méthodes doivent être déclarées comme des slots dans la définition de la classe concernée (Qgraph, Q*Properties, ou QSize3D).</text:p>
      <text:p text:style-name="Text_20_body"/>
      <text:p text:style-name="Text_20_body">Les fonctions suivantes sont actuellement directement utilisables par le script.</text:p>
      <text:p text:style-name="Text_20_body"/>
      <text:p text:style-name="P11">Opérations sur la création et destruction de graphes :</text:p>
      <text:p text:style-name="P8"><text:span text:style-name="T1">QGraph</text:span><text:span text:style-name="T5">* </text:span><text:span text:style-name="T6">loadGraph</text:span><text:span text:style-name="T5">(</text:span><text:span text:style-name="T12">const</text:span><text:span text:style-name="T5"> </text:span><text:span text:style-name="T1">String &amp;filename</text:span><text:span text:style-name="T5">);</text:span></text:p>
      <text:p text:style-name="P8"><text:span text:style-name="T12">void</text:span><text:span text:style-name="T5"> </text:span><text:span text:style-name="T6">saveGraph</text:span><text:span text:style-name="T5">(</text:span><text:span text:style-name="T12">const</text:span><text:span text:style-name="T5"> </text:span><text:span text:style-name="T1">QGraph</text:span><text:span text:style-name="T5">* g, </text:span><text:span text:style-name="T12">const</text:span><text:span text:style-name="T5"> </text:span><text:span text:style-name="T1">QString</text:span><text:span text:style-name="T5"> &amp;filename);</text:span></text:p>
      <text:p text:style-name="P8"><text:soft-page-break/><text:span text:style-name="T12">void</text:span><text:span text:style-name="T5"> </text:span><text:span text:style-name="T6">importGraph</text:span><text:span text:style-name="T5">(</text:span><text:span text:style-name="T12">const</text:span><text:span text:style-name="T5"> </text:span><text:span text:style-name="T1">QString</text:span><text:span text:style-name="T5">&amp; alg, tlp::DataSet &amp;dataSet, tlp::PluginProgress *plugProgress=0, </text:span><text:span text:style-name="T1">QGraph</text:span><text:span text:style-name="T5">* newGraph=0);</text:span></text:p>
      <text:p text:style-name="P8"><text:span text:style-name="T12">void</text:span><text:span text:style-name="T5"> </text:span><text:span text:style-name="T6">exportGraph</text:span><text:span text:style-name="T5">(</text:span><text:span text:style-name="T1">QGraph</text:span><text:span text:style-name="T5">* graph, std::ostream &amp;os, </text:span><text:span text:style-name="T12">const</text:span><text:span text:style-name="T5"> </text:span><text:span text:style-name="T1">QString</text:span><text:span text:style-name="T5"> &amp;alg, tlp::DataSet &amp;dataset, tlp::PluginProgress* plugProgress=0);</text:span></text:p>
      <text:p text:style-name="P8"><text:span text:style-name="T1">QGraph</text:span><text:span text:style-name="T5">* </text:span><text:span text:style-name="T6">addSubGraph</text:span><text:span text:style-name="T5">(tlp::BooleanProperty* selection=0);</text:span></text:p>
      <text:p text:style-name="P3"><text:span text:style-name="T12">void</text:span><text:span text:style-name="T5"> </text:span><text:span text:style-name="T6">delSubGraph</text:span><text:span text:style-name="T5">(</text:span><text:span text:style-name="T1">QGraph</text:span><text:span text:style-name="T5"> *);</text:span></text:p>
      <text:p text:style-name="P3"><text:span text:style-name="T12">void</text:span><text:span text:style-name="T5"> </text:span><text:span text:style-name="T6">delAllSubGraphs</text:span><text:span text:style-name="T5">(</text:span><text:span text:style-name="T1">QGraph</text:span><text:span text:style-name="T5"> *);</text:span></text:p>
      <text:p text:style-name="P3"><text:span text:style-name="T1">QGraph</text:span><text:span text:style-name="T5">* </text:span><text:span text:style-name="T6">getSuperGraph</text:span><text:span text:style-name="T5">()</text:span><text:span text:style-name="T12">const;</text:span></text:p>
      <text:p text:style-name="P3"><text:span text:style-name="T2">QGraph</text:span><text:span text:style-name="T6">* getFather()</text:span><text:span text:style-name="T12">const;</text:span></text:p>
      <text:p text:style-name="P3"><text:span text:style-name="T1">QGraph</text:span><text:span text:style-name="T5">* </text:span><text:span text:style-name="T6">getRoot</text:span><text:span text:style-name="T5">() </text:span><text:span text:style-name="T12">const;</text:span></text:p>
      <text:p text:style-name="P3"><text:span text:style-name="T12">void</text:span><text:span text:style-name="T5"> </text:span><text:span text:style-name="T6">setSuperGraph</text:span><text:span text:style-name="T5">(</text:span><text:span text:style-name="T1">QGraph</text:span><text:span text:style-name="T5"> *);</text:span></text:p>
      <text:p text:style-name="P3"><text:span text:style-name="T12">void</text:span><text:span text:style-name="T5"> </text:span><text:span text:style-name="T6">setFather</text:span><text:span text:style-name="T5">(</text:span><text:span text:style-name="T1">QGraph</text:span><text:span text:style-name="T5"> *sg);</text:span></text:p>
      <text:p text:style-name="P3"><text:span text:style-name="T1">QIterator</text:span><text:span text:style-name="T5">* </text:span><text:span text:style-name="T6">getSubGraphs</text:span><text:span text:style-name="T5">() </text:span><text:span text:style-name="T12">const;</text:span></text:p>
      <text:p text:style-name="P9"/>
      <text:p text:style-name="P10">Application d'aglorithmes :</text:p>
      <text:p text:style-name="P8"><text:span text:style-name="T12">bool</text:span><text:span text:style-name="T5"> </text:span><text:span text:style-name="T6">applyAlgorithm</text:span><text:span text:style-name="T5">(</text:span><text:span text:style-name="T1">QGraph</text:span><text:span text:style-name="T5"> *graph, </text:span><text:span text:style-name="T12">const</text:span><text:span text:style-name="T5"> </text:span><text:span text:style-name="T1">QString</text:span><text:span text:style-name="T5"> &amp;errorMsg, tlp::DataSet </text:span><text:span text:style-name="T5">*dataSet =0, </text:span><text:span text:style-name="T12">const</text:span><text:span text:style-name="T5"> </text:span><text:span text:style-name="T1">QString</text:span><text:span text:style-name="T5"> &amp;alg=</text:span><text:span text:style-name="T15">"hierarchical"</text:span><text:span text:style-name="T5">, tlp::PluginProgress *plugProgress=0);</text:span></text:p>
      <text:p text:style-name="P9"/>
      <text:p text:style-name="P10">Modification de la structure du graphe :</text:p>
      <text:p text:style-name="P4"><text:span text:style-name="T1">QNode</text:span><text:span text:style-name="T5">* addNode();</text:span></text:p>
      <text:p text:style-name="P3"><text:span text:style-name="T12">void</text:span><text:span text:style-name="T5"> </text:span><text:span text:style-name="T6">addNode</text:span><text:span text:style-name="T5">(</text:span><text:span text:style-name="T12">const</text:span><text:span text:style-name="T5"> </text:span><text:span text:style-name="T1">QNode</text:span><text:span text:style-name="T5">*);</text:span></text:p>
      <text:p text:style-name="P3"><text:span text:style-name="T12">void</text:span><text:span text:style-name="T5"> </text:span><text:span text:style-name="T6">delNode</text:span><text:span text:style-name="T5">(</text:span><text:span text:style-name="T12">const</text:span><text:span text:style-name="T5"> </text:span><text:span text:style-name="T1">QNode</text:span><text:span text:style-name="T5">*);</text:span></text:p>
      <text:p text:style-name="P3"><text:span text:style-name="T12">void</text:span><text:span text:style-name="T5"> </text:span><text:span text:style-name="T6">delAllNode</text:span><text:span text:style-name="T5">(</text:span><text:span text:style-name="T12">const</text:span><text:span text:style-name="T5"> </text:span><text:span text:style-name="T1">QNode</text:span><text:span text:style-name="T5">*);</text:span></text:p>
      <text:p text:style-name="P3"><text:span text:style-name="T1">QEdge</text:span><text:span text:style-name="T5">* </text:span><text:span text:style-name="T6">addEdge</text:span><text:span text:style-name="T5">(</text:span><text:span text:style-name="T12">const</text:span><text:span text:style-name="T5"> </text:span><text:span text:style-name="T1">QNode</text:span><text:span text:style-name="T5">*, </text:span><text:span text:style-name="T12">const</text:span><text:span text:style-name="T5"> </text:span><text:span text:style-name="T1">QNode</text:span><text:span text:style-name="T5">*);</text:span></text:p>
      <text:p text:style-name="P3"><text:span text:style-name="T12">void</text:span><text:span text:style-name="T5"> </text:span><text:span text:style-name="T6">add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del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delAll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setEdgeOrder</text:span><text:span text:style-name="T5">(</text:span><text:span text:style-name="T12">const</text:span><text:span text:style-name="T5"> </text:span><text:span text:style-name="T1">QNode</text:span><text:span text:style-name="T5">*, </text:span><text:span text:style-name="T12">const</text:span><text:span text:style-name="T5"> std::vector&lt;</text:span><text:span text:style-name="T1">QEdge</text:span><text:span text:style-name="T5">*&gt; &amp; );</text:span></text:p>
      <text:p text:style-name="P3"><text:span text:style-name="T12">void</text:span><text:span text:style-name="T5"> </text:span><text:span text:style-name="T6">swapEdgeOrder</text:span><text:span text:style-name="T5">(</text:span><text:span text:style-name="T12">const</text:span><text:span text:style-name="T5"> </text:span><text:span text:style-name="T1">QNode</text:span><text:span text:style-name="T5">*, </text:span><text:span text:style-name="T12">const</text:span><text:span text:style-name="T5"> </text:span><text:span text:style-name="T1">QEdge</text:span><text:span text:style-name="T5">*, </text:span><text:span text:style-name="T12">const</text:span><text:span text:style-name="T5"> </text:span><text:span text:style-name="T1">QEdge</text:span><text:span text:style-name="T5">*);</text:span></text:p>
      <text:p text:style-name="P3"><text:span text:style-name="T12">void</text:span><text:span text:style-name="T5"> </text:span><text:span text:style-name="T6">reverse</text:span><text:span text:style-name="T5">(</text:span><text:span text:style-name="T12">const</text:span><text:span text:style-name="T5"> </text:span><text:span text:style-name="T1">QEdge</text:span><text:span text:style-name="T5">*);</text:span></text:p>
      <text:p text:style-name="Text_20_body"/>
      <text:p text:style-name="P11">Itérateurs sur la structure du graphe</text:p>
      <text:p text:style-name="P2"><text:span text:style-name="T11">virtual</text:span><text:span text:style-name="T5"> </text:span><text:span text:style-name="T1">QNode</text:span><text:span text:style-name="T5">* getOneNode() </text:span><text:span text:style-name="T11">const</text:span><text:span text:style-name="T5">;</text:span></text:p>
      <text:p text:style-name="P3"><text:span text:style-name="T12">virtual</text:span><text:span text:style-name="T5"> </text:span><text:span text:style-name="T1">QIterator</text:span><text:span text:style-name="T5">* </text:span><text:span text:style-name="T6">getNodes</text:span><text:span text:style-name="T5">() </text:span><text:span text:style-name="T12">const</text:span><text:span text:style-name="T5">;</text:span></text:p>
      <text:p text:style-name="P3"><text:span text:style-name="T12">virtual</text:span><text:span text:style-name="T5"> </text:span><text:span text:style-name="T1">QNode</text:span><text:span text:style-name="T5">* </text:span><text:span text:style-name="T6">getInNode</text:span><text:span text:style-name="T5">(</text:span><text:span text:style-name="T12">const</text:span><text:span text:style-name="T5"> </text:span><text:span text:style-name="T1">QNode</text:span><text:span text:style-name="T5">*, </text:span><text:span text:style-name="T12">unsigned</text:span><text:span text:style-name="T5"> </text:span><text:span text:style-name="T12">int</text:span><text:span text:style-name="T5">)</text:span><text:span text:style-name="T12">const</text:span><text:span text:style-name="T5">;</text:span></text:p>
      <text:p text:style-name="P3"><text:span text:style-name="T12">virtual</text:span><text:span text:style-name="T5"> </text:span><text:span text:style-name="T1">QIterator</text:span><text:span text:style-name="T5">* </text:span><text:span text:style-name="T6">getIn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Node</text:span><text:span text:style-name="T5">* </text:span><text:span text:style-name="T6">getOutNode</text:span><text:span text:style-name="T5">(</text:span><text:span text:style-name="T12">const</text:span><text:span text:style-name="T5"> </text:span><text:span text:style-name="T1">QNode</text:span><text:span text:style-name="T5">*, </text:span><text:span text:style-name="T12">unsigned</text:span><text:span text:style-name="T5"> </text:span><text:span text:style-name="T12">int</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Out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InOut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Edges</text:span><text:span text:style-name="T5">() </text:span><text:span text:style-name="T12">const</text:span><text:span text:style-name="T5">;</text:span></text:p>
      <text:p text:style-name="P3"><text:span text:style-name="T12">virtual</text:span><text:span text:style-name="T5"> </text:span><text:span text:style-name="T1">QEdge</text:span><text:span text:style-name="T5">* </text:span><text:span text:style-name="T6">getOneEdg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OutEdg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oft-page-break/><text:span text:style-name="T12">virtual</text:span><text:span text:style-name="T5"> </text:span><text:span text:style-name="T1">QIterator</text:span><text:span text:style-name="T5">* </text:span><text:span text:style-name="T6">getInOutEdges</text:span><text:span text:style-name="T5">(</text:span><text:span text:style-name="T12">const</text:span><text:span text:style-name="T5"> </text:span><text:span text:style-name="T1">QNode</text:span><text:span text:style-name="T5">*) </text:span><text:span text:style-name="T12">const</text:span><text:span text:style-name="T5">;</text:span></text:p>
      <text:p text:style-name="P5"><text:span text:style-name="T13">virtual</text:span><text:span text:style-name="T7"> </text:span><text:span text:style-name="T3">QIterator</text:span><text:span text:style-name="T7">* </text:span><text:span text:style-name="T8">getInEdges</text:span><text:span text:style-name="T7">(</text:span><text:span text:style-name="T13">const</text:span><text:span text:style-name="T7"> </text:span><text:span text:style-name="T3">QNode</text:span><text:span text:style-name="T7">*) </text:span><text:span text:style-name="T13">const</text:span><text:span text:style-name="T7">;</text:span></text:p>
      <text:p text:style-name="P6"/>
      <text:p text:style-name="P7">Informations sur les noeuds, arrêtes et graphes</text:p>
      <text:p text:style-name="P3"><text:span text:style-name="T12">int</text:span><text:span text:style-name="T5"> </text:span><text:span text:style-name="T6">getId</text:span><text:span text:style-name="T5">() </text:span><text:span text:style-name="T12">const</text:span><text:span text:style-name="T5"> {</text:span><text:span text:style-name="T12">return</text:span><text:span text:style-name="T5"> </text:span><text:span text:style-name="T16">_graph</text:span><text:span text:style-name="T5">-&gt;getId();}</text:span></text:p>
      <text:p text:style-name="P3"><text:span text:style-name="T12">virtual</text:span><text:span text:style-name="T5"> </text:span><text:span text:style-name="T12">unsigned</text:span><text:span text:style-name="T5"> </text:span><text:span text:style-name="T12">int</text:span><text:span text:style-name="T5"> </text:span><text:span text:style-name="T6">numberOfNodes</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numberOfEdges</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in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out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source</text:span><text:span text:style-name="T5">(</text:span><text:span text:style-name="T12">const</text:span><text:span text:style-name="T5"> </text:span><text:span text:style-name="T1">QEdg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target</text:span><text:span text:style-name="T5">(</text:span><text:span text:style-name="T12">const</text:span><text:span text:style-name="T5"> </text:span><text:span text:style-name="T1">QEdg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opposite</text:span><text:span text:style-name="T5">(</text:span><text:span text:style-name="T12">const</text:span><text:span text:style-name="T5"> </text:span><text:span text:style-name="T1">QEdge</text:span><text:span text:style-name="T5">*, </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bool</text:span><text:span text:style-name="T5"> </text:span><text:span text:style-name="T6">isElement</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2">bool</text:span><text:span text:style-name="T5"> </text:span><text:span text:style-name="T6">isElement</text:span><text:span text:style-name="T5">(</text:span><text:span text:style-name="T12">const</text:span><text:span text:style-name="T5"> </text:span><text:span text:style-name="T1">QEdge</text:span><text:span text:style-name="T5">*) </text:span><text:span text:style-name="T12">const</text:span><text:span text:style-name="T5">;</text:span></text:p>
      <text:p text:style-name="P3"><text:span text:style-name="T12">virtual</text:span><text:span text:style-name="T5"> </text:span><text:span text:style-name="T12">bool</text:span><text:span text:style-name="T5"> </text:span><text:span text:style-name="T6">isMetaNode</text:span><text:span text:style-name="T5">(</text:span><text:span text:style-name="T12">const</text:span><text:span text:style-name="T5"> </text:span><text:span text:style-name="T1">QNode</text:span><text:span text:style-name="T5">* ) </text:span><text:span text:style-name="T12">const</text:span><text:span text:style-name="T5">;</text:span></text:p>
      <text:p text:style-name="P3"><text:span text:style-name="T12">virtual</text:span><text:span text:style-name="T5"> </text:span><text:span text:style-name="T12">bool</text:span><text:span text:style-name="T5"> </text:span><text:span text:style-name="T6">isMetaEdge</text:span><text:span text:style-name="T5">(</text:span><text:span text:style-name="T12">const</text:span><text:span text:style-name="T5"> </text:span><text:span text:style-name="T1">QEdge</text:span><text:span text:style-name="T5">* ) </text:span><text:span text:style-name="T12">const</text:span><text:span text:style-name="T5">;</text:span></text:p>
      <text:p text:style-name="P5"><text:span text:style-name="T13">virtual</text:span><text:span text:style-name="T7"> </text:span><text:span text:style-name="T3">QEdge</text:span><text:span text:style-name="T7">* </text:span><text:span text:style-name="T8">existEdge</text:span><text:span text:style-name="T7">(</text:span><text:span text:style-name="T13">const</text:span><text:span text:style-name="T7"> </text:span><text:span text:style-name="T3">QNode</text:span><text:span text:style-name="T7">* , </text:span><text:span text:style-name="T13">const</text:span><text:span text:style-name="T7"> </text:span><text:span text:style-name="T3">QNode</text:span><text:span text:style-name="T7">*) </text:span><text:span text:style-name="T13">const</text:span><text:span text:style-name="T7">;</text:span></text:p>
      <text:p text:style-name="Text_20_body"/>
      <text:p text:style-name="P11">Accès aux attributs du graphes et aux propriétés des noeuds et arrêtes :</text:p>
      <text:p text:style-name="P3"><text:span text:style-name="T1">QProperty</text:span><text:span text:style-name="T5">* </text:span><text:span text:style-name="T6">getGraphProperty</text:span><text:span text:style-name="T5">(</text:span><text:span text:style-name="T1">QString</text:span><text:span text:style-name="T5"> name);</text:span></text:p>
      <text:p text:style-name="P3"><text:span text:style-name="T1">QProperty</text:span><text:span text:style-name="T5">* </text:span><text:span text:style-name="T6">getDoubleProperty</text:span><text:span text:style-name="T5">(</text:span><text:span text:style-name="T1">QString</text:span><text:span text:style-name="T5"> name);</text:span></text:p>
      <text:p text:style-name="P3"><text:span text:style-name="T1">QProperty</text:span><text:span text:style-name="T5">* </text:span><text:span text:style-name="T6">getLayoutProperty</text:span><text:span text:style-name="T5">(</text:span><text:span text:style-name="T1">QString</text:span><text:span text:style-name="T5"> name);</text:span></text:p>
      <text:p text:style-name="P3"><text:span text:style-name="T1">QProperty</text:span><text:span text:style-name="T5">* </text:span><text:span text:style-name="T6">getStringProperty</text:span><text:span text:style-name="T5">(</text:span><text:span text:style-name="T1">QString</text:span><text:span text:style-name="T5"> name);</text:span></text:p>
      <text:p text:style-name="P3"><text:span text:style-name="T1">QProperty</text:span><text:span text:style-name="T5">* </text:span><text:span text:style-name="T6">getIntegerProperty</text:span><text:span text:style-name="T5">(</text:span><text:span text:style-name="T1">QString</text:span><text:span text:style-name="T5"> name);</text:span></text:p>
      <text:p text:style-name="P3"><text:span text:style-name="T1">QProperty</text:span><text:span text:style-name="T5">* </text:span><text:span text:style-name="T6">getColorProperty</text:span><text:span text:style-name="T5">(</text:span><text:span text:style-name="T1">QString</text:span><text:span text:style-name="T5"> name);</text:span></text:p>
      <text:p text:style-name="P3"><text:span text:style-name="T1">QProperty</text:span><text:span text:style-name="T5">* </text:span><text:span text:style-name="T6">getSizeProperty</text:span><text:span text:style-name="T5">(</text:span><text:span text:style-name="T1">QString</text:span><text:span text:style-name="T5"> name);</text:span></text:p>
      <text:p text:style-name="P3"><text:span text:style-name="T1">QProperty</text:span><text:span text:style-name="T5">* </text:span><text:span text:style-name="T6">getBooleanProperty</text:span><text:span text:style-name="T5">(</text:span><text:span text:style-name="T1">QString</text:span><text:span text:style-name="T5"> name);</text:span></text:p>
      <text:p text:style-name="P3"><text:span text:style-name="T1">QProperty</text:span><text:span text:style-name="T5">* </text:span><text:span text:style-name="T6">getProperty</text:span><text:span text:style-name="T5">(</text:span><text:span text:style-name="T1">QString</text:span><text:span text:style-name="T5"> name);</text:span></text:p>
      <text:p text:style-name="P3"><text:span text:style-name="T12">bool</text:span><text:span text:style-name="T5"> </text:span><text:span text:style-name="T6">existProperty</text:span><text:span text:style-name="T5">(</text:span><text:span text:style-name="T12">const</text:span><text:span text:style-name="T5"> </text:span><text:span text:style-name="T1">QString</text:span><text:span text:style-name="T5"> name);</text:span></text:p>
      <text:p text:style-name="P3"><text:span text:style-name="T12">bool</text:span><text:span text:style-name="T5"> </text:span><text:span text:style-name="T6">existLocalProperty</text:span><text:span text:style-name="T5">(</text:span><text:span text:style-name="T12">const</text:span><text:span text:style-name="T5"> </text:span><text:span text:style-name="T1">QString</text:span><text:span text:style-name="T5"> name);</text:span></text:p>
      <text:p text:style-name="P3"><text:span text:style-name="T12">void</text:span><text:span text:style-name="T5"> </text:span><text:span text:style-name="T6">delLocalProperty</text:span><text:span text:style-name="T5">(</text:span><text:span text:style-name="T12">const</text:span><text:span text:style-name="T5"> </text:span><text:span text:style-name="T1">QString</text:span><text:span text:style-name="T5"> name);</text:span></text:p>
      <text:p text:style-name="P3"><text:span text:style-name="T1">QStringIterator</text:span><text:span text:style-name="T5">* </text:span><text:span text:style-name="T6">getLocalProperties</text:span><text:span text:style-name="T5">();</text:span></text:p>
      <text:p text:style-name="P3"><text:span text:style-name="T1">QStringIterator</text:span><text:span text:style-name="T5">* </text:span><text:span text:style-name="T6">getInheritedProperties</text:span><text:span text:style-name="T5">();</text:span></text:p>
      <text:p text:style-name="P5"><text:span text:style-name="T3">QStringIterator</text:span><text:span text:style-name="T7">* </text:span><text:span text:style-name="T8">getProperties</text:span><text:span text:style-name="T7">();</text:span></text:p>
      <text:p text:style-name="P5"><text:span text:style-name="T7"/></text:p>
      <text:p text:style-name="P7"><text:span text:style-name="T25">Les méthodes</text:span> getNodeDefaultValue<text:span text:style-name="T24">, </text:span>getEdgeDefaultValue<text:span text:style-name="T24">, </text:span>getNodeValue<text:span text:style-name="T24">, </text:span>getEdgeValue, setNodeValue, setEdgeValue, setAllNodeValue, setAllEdgeValue, <text:span text:style-name="T25">sont également utilisables sur chacun des types de Property.<text:line-break/>Les méthodes spécifiques à chaque type de Property sont également utilisables.</text:span></text:p>
      <text:p text:style-name="P6"/>
      <text:h text:style-name="Heading_20_1" text:outline-level="1"><text:soft-page-break/>Exemple d'utilisation</text:h>
      <text:p text:style-name="Text_20_body"/>
      <text:p text:style-name="P13">Dans le script, les fins d'instructions peuvent être forcées avec un « ; » ou implicites avec un saut de ligne.</text:p>
      <text:p text:style-name="P14">L'ensemble de la grammaire de l'ECMAScript est ici utilisable.</text:p>
      <text:p text:style-name="P14">Dans le script sont utilisable toutes les méthodes lilstées dans le 1er chapitre de cette documentation.</text:p>
      <text:p text:style-name="P14"/>
      <text:p text:style-name="P14">Exemple de script :</text:p>
      <text:p text:style-name="P14"/>
      <text:p text:style-name="P16">var n1 = graph.addNode(); <text:line-break/>for(var i = 0; i &lt; 10; i++) <text:line-break/>{ <text:line-break/> <text:s text:c="3"/>n2 = graph.addNode(); <text:line-break/> <text:s text:c="3"/>e1 = graph.addEdge(n1, n2); <text:line-break/>} <text:line-break/><text:line-break/>var n1 = graph.addNode(); <text:line-break/>for(var i = 0; i &lt; 10; i++) <text:line-break/>{ <text:line-break/> <text:s text:c="3"/>n2 = graph.addNode(); <text:line-break/> <text:s text:c="3"/>e1 = graph.addEdge(n1, n2); <text:line-break/>} <text:line-break/>var n1 = graph.addNode(); <text:line-break/>for(var i = 0; i &lt; 10; i++) <text:line-break/>{ <text:line-break/> <text:s text:c="3"/>n2 = graph.addNode(); <text:line-break/> <text:s text:c="3"/>e1 = graph.addEdge(n1, n2); <text:line-break/>} <text:line-break/><text:line-break/>var prop1 = graph.getLayoutProperty("viewLayout"); <text:line-break/>graph.computeProperty("Circular", prop1, "erreur", new Qobject()); <text:line-break/><text:line-break/>var args = new Qobject(); <text:line-break/>args.setProperty("color1", new QColor(255, 0, 0, 255)); <text:line-break/>args.setProperty("color2", new QColor(0, 0, 255, 255)); <text:line-break/><text:line-break/>var prop2 = graph.getColorProperty("viewColor"); graph.computeProperty("Metric Mapping", prop2, "erreur", args);</text:p>
      <text:h text:style-name="Heading_20_1" text:outline-level="1"/>
      <text:h text:style-name="Heading_20_1" text:outline-level="1">Limites du script</text:h>
      <text:p text:style-name="Text_20_body"/>
      <text:p text:style-name="Text_20_body">Deux principales limites sont à noter :</text:p>
      <text:p text:style-name="Text_20_body"/>
      <text:p text:style-name="Text_20_body">Dans le script, les seules méthodes utilisables sont celle définies comme « slot » dans QGraph.h. Ceci a pour conséquence que le script ne prendra pas en compte de façon automatisée les ajouts de <text:soft-page-break/>méthodes natives dans Tulip.</text:p>
      <text:p text:style-name="Text_20_body">Pour que ceci soit possible il faut déclarer chacune de ces méthodes voulues dans QGraph.h et écrire leur implémentation utilisant QObject dans QGraph.cpp.</text:p>
      <text:p text:style-name="Text_20_body"/>
      <text:p text:style-name="Text_20_body">La seconde limitation est le temps d'exécution du script qui est, de par sa nature, très nettement moins véloce que le code issu d'un plugin par exemple. Sur des graphes de petite taille ce problème n'est pas gênant, mais il le revient rapidement lors d'itération sur les noeuds ou les arrêtes.</text:p>
      <text:p text:style-name="Text_20_body">Ce problème de rapidité d'interprétation du script peut être résolu en convertissant le script en plugin C++ (voir paragraphe suivant).</text:p>
      <text:p text:style-name="Text_20_body"/>
      <text:p text:style-name="Text_20_body"/>
      <text:h text:style-name="Heading_20_1" text:outline-level="1">Conversion du script en plugin C++</text:h>
      <text:p text:style-name="Text_20_body"/>
      <text:p text:style-name="Text_20_body">L'objectif est ici de pallier au problème de performance du script sur les graphes de grande taille ou sur les opérations telles que les itération sur un nombre élevé d'arêtes ou de noeuds.</text:p>
      <text:p text:style-name="Text_20_body">Afin de convertir les « var » du script dans leur type réel, le processus de conversion se base sur les signatures et types de retour des méthodes déclarées dans les fichier .h étant accessibles au script. </text:p>
      <text:p text:style-name="Text_20_body"/>
      <text:p text:style-name="P11">Comment convertir un script en plugin C++ :</text:p>
      <text:p text:style-name="P24">./translate script.txt<text:line-break/>qmake CompileTranlatedPlugin.pro<text:line-break/>make<text:line-break/>cp libPlugin-$VERSION_TULIP.so $TULIP_PATH/lib/tlp/</text:p>
      <text:p text:style-name="P25"/>
      <text:p text:style-name="P26">Sauvegarder un script en C++ :</text:p>
      <text:p text:style-name="P25">Une fois l'éditeur de script ouvert, il est possible de convertir directement dans Tulip un script en C++. Pour cela, une fois le script saisi dans l'éditeur de script, il suffit de cliquer sur le bouton «Generate C++».</text:p>
      <text:p text:style-name="P25">Le code C++ ainsi généré pourra être sauvegardé dans un fichier par l'intermédiaire d'un QfileDialog.</text:p>
      <text:p text:style-name="P25"/>
      <text:p text:style-name="P26">Charger/Sauvegarder un script :</text:p>
      <text:p text:style-name="P27">Une fois l'éditeur de script ouvert, il est possible de directement charger et sauvegarder un script via les boutons <text:span text:style-name="T26">Load Script</text:span> et <text:span text:style-name="T26">Save Script</text:span>.</text:p>
      <text:p text:style-name="P25"/>
      <text:p text:style-name="P25"/>
      <text:h text:style-name="Heading_20_1" text:outline-level="1">Limites de la conversion du script en C++</text:h>
      <text:p text:style-name="Text_20_body"/>
      <text:p text:style-name="Text_20_body">La problématique est ici que le script est beaucoup plus permissif que le C++ sur certains points.</text:p>
      <text:p text:style-name="Text_20_body"><text:soft-page-break/>Dans la mesure où notre processus de conversion du script en C++ s'effectue par analyse lexicale, tout ce qui est écrit en script sera traduit directement en C++ sans analyse approfondie autre que lexicale.</text:p>
      <text:p text:style-name="Text_20_body"/>
      <text:p text:style-name="Text_20_body">Ci-dessous la liste (non-exhaustive!) des cas posant problème :</text:p>
      <text:p text:style-name="Text_20_body"/>
      <text:p text:style-name="Text_20_body">1/</text:p>
      <text:p text:style-name="Text_20_body">Dans le script il est tout à fait possible de déclarer plusieurs fois la même variable ou même de changer son type en cours de script : ceci n'est pas possible en C++ et dans ce cas de figure l'utilitaire de conversion en C++ produira un code qui ne compilera pas.</text:p>
      <text:p text:style-name="Text_20_body"/>
      <text:p text:style-name="Text_20_body">2/</text:p>
      <text:p text:style-name="Text_20_body">Il est également possible de déclarer une variable <text:span text:style-name="T21">var a = 'nous sommes le ' + 26 + 'mars'</text:span><text:span text:style-name="T20">. Dans le cas de concaténation de chaînes de caractères, la compréhension du « + » du script n'est pas assurée par l'utilitaire de conversion en C++.</text:span></text:p>
      <text:p text:style-name="P13"/>
      <text:p text:style-name="P13">3/</text:p>
      <text:p text:style-name="Text_20_body"><text:span text:style-name="T20">Dans le script, il est aussi possible de déclarer une variable de la façon suivante :<text:line-break/></text:span><text:span text:style-name="T21">var a;<text:line-break/>a=1;</text:span></text:p>
      <text:p text:style-name="P13">Dans notre conversion en C++, une variable dont le type n'est pas défini est considérée comme étant «void * » (notre type par défaut). Donc ici dans notre exemple « a » sera typé en « void * » et le comportement du code C++ généré a de très très forte probabilité de poser problème...</text:p>
      <text:p text:style-name="P13"/>
      <text:p text:style-name="P13">4/</text:p>
      <text:p text:style-name="P13">L'utilisation des properties dans le script ne fonctionne pas avec l'utilitaire de conversion en C++.</text:p>
      <text:p text:style-name="P13">Ce problème (soluble avec du temps) vient du fait de notre gestion de <text:s/>la récupération des types de retour. Nous récupérons en effet dans une table d'association les types de retour, noms, et nombre d'argument des méthodes natives de Tulip utilisées dans le script.</text:p>
      <text:p text:style-name="P13">Avec les properties nous pouvons avoir des redondances....</text:p>
      <text:p text:style-name="Text_20_body"><text:span text:style-name="T20">Par exemple : <text:line-break/></text:span><text:span text:style-name="T22"> /* dans QbooleanProperty */</text:span><text:span text:style-name="T7"> </text:span><text:span text:style-name="T13">void</text:span><text:span text:style-name="T7"> </text:span><text:span text:style-name="T8">setNodeValue</text:span><text:span text:style-name="T7">(</text:span><text:span text:style-name="T3">QNode</text:span><text:span text:style-name="T7">* n, </text:span><text:span text:style-name="T13">bool</text:span><text:span text:style-name="T7"> v);</text:span><text:span text:style-name="T10"><text:line-break/></text:span><text:span text:style-name="T23"> /* dans QcolorProperty */</text:span><text:span text:style-name="T10"> </text:span><text:span text:style-name="T14">void</text:span><text:span text:style-name="T10"> </text:span><text:span text:style-name="T9">setNodeValue</text:span><text:span text:style-name="T10">(</text:span><text:span text:style-name="T14">const</text:span><text:span text:style-name="T10"> </text:span><text:span text:style-name="T4">QNode</text:span><text:span text:style-name="T10">* n, </text:span><text:span text:style-name="T14">QColor*</text:span><text:span text:style-name="T10"> v);</text:span></text:p>
      <text:p text:style-name="P13">Ces deux méthodes seront vues en doublon par notre utilitaire de conversion.<text:line-break/>Une façon de résoudre ce problème est de prendre en compte le type des argument dans la table d'association.</text:p>
      <text:p text:style-name="Text_20_body"/>
      <text:p text:style-name="Text_20_body"/>
      <text:h text:style-name="Heading_20_1" text:outline-level="1">Utilisation de classes JAVA en plugin</text:h>
      <text:p text:style-name="Text_20_body"/>
      <text:p text:style-name="Text_20_body">Le code associé à ce plugin doit impérativement être écrit dans une méthode «bool public static <text:soft-page-break/>void run() ». Le nom de la classe JAVA en soit n'a aucune importance.<text:line-break/></text:p>
      <text:p text:style-name="Text_20_body">Le script ant génère à partir de cette classe un fichier .class et un fichier .so :</text:p>
      <text:list text:style-name="L1">
        <text:list-item>
          <text:p text:style-name="P23">Le fichier .class associé au code java doit ensuite être positionné dans le répertoire <text:span text:style-name="T26">$TULIP_PATH/lib/tlp/jambi/</text:span> avec le nom <text:span text:style-name="T26">&lt;nom_de_la_classe&gt;.class</text:span>.</text:p>
        </text:list-item>
        <text:list-item>
          <text:p text:style-name="P23">Le fichier .so associé au code doit être positionné dans le répertoire <text:span text:style-name="T26">$TULIP_PATH/lib/tlp</text:span> avec le nom <text:span text:style-name="T26">lib&lt;nom_de_la_classe&gt;-$VERSION_TULIP.so</text:span><text:span text:style-name="T25">.</text:span></text:p>
        </text:list-item>
      </text:list>
      <text:p text:style-name="Text_20_body"/>
      <text:p text:style-name="Text_20_body"><text:span text:style-name="T27">Remarque :</text:span><text:line-break/>Il n'est pas possible d'avoir simultanément plusieurs plugin écrits en JAVA dans Tul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1.011cm" fo:text-indent="0cm" style:auto-text-indent="false" style:page-number="auto" fo:background-color="transparent" text:number-lines="false" text:line-number="0">
        <style:tab-stops/>
        <style:background-image/>
      </style:paragraph-properties>
      <style:text-properties fo:font-size="2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14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main Patau</meta:initial-creator>
    <meta:creation-date>2009-03-17T10:15:40</meta:creation-date>
    <dc:creator>Romain Patau</dc:creator>
    <dc:date>2009-03-26T11:47:56</dc:date>
    <meta:editing-cycles>128</meta:editing-cycles>
    <meta:editing-duration>PT7H0M52S</meta:editing-duration>
    <meta:user-defined meta:name="Info 1"/>
    <meta:user-defined meta:name="Info 2"/>
    <meta:user-defined meta:name="Info 3"/>
    <meta:user-defined meta:name="Info 4"/>
    <meta:document-statistic meta:table-count="0" meta:image-count="0" meta:object-count="0" meta:page-count="9" meta:paragraph-count="148" meta:word-count="1583" meta:character-count="10860"/>
  </office:meta>
</office:document-meta>
</file>